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00%" fo:text-indent="0cm" style:auto-text-indent="false"/>
      <style:text-properties style:font-name="Times New Roman" officeooo:rsid="004ca82e" officeooo:paragraph-rsid="004ca82e"/>
    </style:style>
    <style:style style:name="P2" style:family="paragraph" style:parent-style-name="Standard" style:master-page-name="">
      <style:paragraph-properties fo:margin-left="0cm" fo:margin-right="0cm" fo:line-height="100%" fo:text-indent="0cm" style:auto-text-indent="false" style:page-number="auto"/>
      <style:text-properties style:font-name="Times New Roman" officeooo:rsid="004ca82e" officeooo:paragraph-rsid="004ca82e"/>
    </style:style>
    <style:style style:name="P3" style:family="paragraph" style:parent-style-name="Standard">
      <style:paragraph-properties fo:line-height="100%"/>
      <style:text-properties style:font-name="Times New Roman" officeooo:rsid="00084733" officeooo:paragraph-rsid="003f7192"/>
    </style:style>
    <style:style style:name="P4" style:family="paragraph" style:parent-style-name="Standard">
      <style:paragraph-properties fo:line-height="100%"/>
      <style:text-properties officeooo:paragraph-rsid="003f7192"/>
    </style:style>
    <style:style style:name="P5" style:family="paragraph" style:parent-style-name="Standard">
      <style:paragraph-properties fo:line-height="100%"/>
      <style:text-properties officeooo:paragraph-rsid="005df119"/>
    </style:style>
    <style:style style:name="P6" style:family="paragraph" style:parent-style-name="Standard">
      <style:paragraph-properties fo:line-height="100%"/>
      <style:text-properties officeooo:paragraph-rsid="007e3d6d"/>
    </style:style>
    <style:style style:name="P7" style:family="paragraph" style:parent-style-name="Standard">
      <style:paragraph-properties fo:line-height="100%"/>
      <style:text-properties officeooo:paragraph-rsid="00909340"/>
    </style:style>
    <style:style style:name="P8" style:family="paragraph" style:parent-style-name="Standard">
      <style:paragraph-properties fo:line-height="100%"/>
      <style:text-properties officeooo:paragraph-rsid="00c621e5"/>
    </style:style>
    <style:style style:name="P9" style:family="paragraph" style:parent-style-name="Standard">
      <style:paragraph-properties fo:line-height="100%"/>
      <style:text-properties officeooo:paragraph-rsid="00cad730"/>
    </style:style>
    <style:style style:name="P10" style:family="paragraph" style:parent-style-name="Standard">
      <style:paragraph-properties fo:line-height="100%"/>
      <style:text-properties officeooo:paragraph-rsid="00d3d695"/>
    </style:style>
    <style:style style:name="T1" style:family="text">
      <style:text-properties officeooo:rsid="004fafb4"/>
    </style:style>
    <style:style style:name="T2" style:family="text">
      <style:text-properties style:font-name="Times New Roman" officeooo:rsid="00084733"/>
    </style:style>
    <style:style style:name="T3" style:family="text">
      <style:text-properties style:font-name="Times New Roman" officeooo:rsid="004dc235"/>
    </style:style>
    <style:style style:name="T4" style:family="text">
      <style:text-properties officeooo:rsid="00568a96"/>
    </style:style>
    <style:style style:name="T5" style:family="text">
      <style:text-properties style:font-name="Courier New" officeooo:rsid="00568a96"/>
    </style:style>
    <style:style style:name="T6" style:family="text">
      <style:text-properties style:font-name="Courier New" officeooo:rsid="0078e16a"/>
    </style:style>
    <style:style style:name="T7" style:family="text">
      <style:text-properties style:font-name="Courier New" officeooo:rsid="007f43da"/>
    </style:style>
    <style:style style:name="T8" style:family="text">
      <style:text-properties style:font-name="Courier New" officeooo:rsid="007fa4d0"/>
    </style:style>
    <style:style style:name="T9" style:family="text">
      <style:text-properties style:font-name="Courier New" officeooo:rsid="008e9e8f"/>
    </style:style>
    <style:style style:name="T10" style:family="text">
      <style:text-properties style:font-name="Courier New" officeooo:rsid="009db630"/>
    </style:style>
    <style:style style:name="T11" style:family="text">
      <style:text-properties style:font-name="Courier New" officeooo:rsid="00a324c7"/>
    </style:style>
    <style:style style:name="T12" style:family="text">
      <style:text-properties style:font-name="Courier New" officeooo:rsid="00aee8e4"/>
    </style:style>
    <style:style style:name="T13" style:family="text">
      <style:text-properties style:font-name="Courier New" officeooo:rsid="00c621e5"/>
    </style:style>
    <style:style style:name="T14" style:family="text">
      <style:text-properties style:font-name="Courier New" officeooo:rsid="00d3a969"/>
    </style:style>
    <style:style style:name="T15" style:family="text">
      <style:text-properties style:font-name="Courier New" officeooo:rsid="00d3d695"/>
    </style:style>
    <style:style style:name="T16" style:family="text">
      <style:text-properties style:font-name="Times New Roman" officeooo:rsid="00568a96"/>
    </style:style>
    <style:style style:name="T17" style:family="text">
      <style:text-properties style:font-name="Times New Roman" officeooo:rsid="005df119"/>
    </style:style>
    <style:style style:name="T18" style:family="text">
      <style:text-properties style:font-name="Times New Roman" officeooo:rsid="005fa97a"/>
    </style:style>
    <style:style style:name="T19" style:family="text">
      <style:text-properties style:font-name="Times New Roman" officeooo:rsid="006025f0"/>
    </style:style>
    <style:style style:name="T20" style:family="text">
      <style:text-properties style:font-name="Times New Roman" officeooo:rsid="006436ac"/>
    </style:style>
    <style:style style:name="T21" style:family="text">
      <style:text-properties style:font-name="Times New Roman" officeooo:rsid="0064a950"/>
    </style:style>
    <style:style style:name="T22" style:family="text">
      <style:text-properties style:font-name="Times New Roman" officeooo:rsid="00692f76"/>
    </style:style>
    <style:style style:name="T23" style:family="text">
      <style:text-properties style:font-name="Times New Roman" officeooo:rsid="006a8af0"/>
    </style:style>
    <style:style style:name="T24" style:family="text">
      <style:text-properties style:font-name="Times New Roman" officeooo:rsid="006b6e40"/>
    </style:style>
    <style:style style:name="T25" style:family="text">
      <style:text-properties style:font-name="Times New Roman" officeooo:rsid="006c3958"/>
    </style:style>
    <style:style style:name="T26" style:family="text">
      <style:text-properties style:font-name="Times New Roman" officeooo:rsid="006ded03"/>
    </style:style>
    <style:style style:name="T27" style:family="text">
      <style:text-properties style:font-name="Times New Roman" officeooo:rsid="006f3e77"/>
    </style:style>
    <style:style style:name="T28" style:family="text">
      <style:text-properties style:font-name="Times New Roman" officeooo:rsid="006f8818"/>
    </style:style>
    <style:style style:name="T29" style:family="text">
      <style:text-properties style:font-name="Times New Roman" officeooo:rsid="00701861"/>
    </style:style>
    <style:style style:name="T30" style:family="text">
      <style:text-properties style:font-name="Times New Roman" officeooo:rsid="007d028d"/>
    </style:style>
    <style:style style:name="T31" style:family="text">
      <style:text-properties style:font-name="Times New Roman" officeooo:rsid="007db4e5"/>
    </style:style>
    <style:style style:name="T32" style:family="text">
      <style:text-properties style:font-name="Times New Roman" officeooo:rsid="007e3d6d"/>
    </style:style>
    <style:style style:name="T33" style:family="text">
      <style:text-properties style:font-name="Times New Roman" officeooo:rsid="007f43da"/>
    </style:style>
    <style:style style:name="T34" style:family="text">
      <style:text-properties style:font-name="Times New Roman" officeooo:rsid="007fa4d0"/>
    </style:style>
    <style:style style:name="T35" style:family="text">
      <style:text-properties style:font-name="Times New Roman" officeooo:rsid="00801dbe"/>
    </style:style>
    <style:style style:name="T36" style:family="text">
      <style:text-properties style:font-name="Times New Roman" officeooo:rsid="0080a36e"/>
    </style:style>
    <style:style style:name="T37" style:family="text">
      <style:text-properties style:font-name="Times New Roman" officeooo:rsid="00872558"/>
    </style:style>
    <style:style style:name="T38" style:family="text">
      <style:text-properties style:font-name="Times New Roman" officeooo:rsid="00887fd1"/>
    </style:style>
    <style:style style:name="T39" style:family="text">
      <style:text-properties style:font-name="Times New Roman" officeooo:rsid="0089811f"/>
    </style:style>
    <style:style style:name="T40" style:family="text">
      <style:text-properties style:font-name="Times New Roman" officeooo:rsid="0089a581"/>
    </style:style>
    <style:style style:name="T41" style:family="text">
      <style:text-properties style:font-name="Times New Roman" officeooo:rsid="008a4ec4"/>
    </style:style>
    <style:style style:name="T42" style:family="text">
      <style:text-properties style:font-name="Times New Roman" officeooo:rsid="008b82e0"/>
    </style:style>
    <style:style style:name="T43" style:family="text">
      <style:text-properties style:font-name="Times New Roman" officeooo:rsid="008d0561"/>
    </style:style>
    <style:style style:name="T44" style:family="text">
      <style:text-properties style:font-name="Times New Roman" officeooo:rsid="008de85c"/>
    </style:style>
    <style:style style:name="T45" style:family="text">
      <style:text-properties style:font-name="Times New Roman" officeooo:rsid="0078e16a"/>
    </style:style>
    <style:style style:name="T46" style:family="text">
      <style:text-properties style:font-name="Times New Roman" officeooo:rsid="008e7f91"/>
    </style:style>
    <style:style style:name="T47" style:family="text">
      <style:text-properties style:font-name="Times New Roman" officeooo:rsid="008e9e8f"/>
    </style:style>
    <style:style style:name="T48" style:family="text">
      <style:text-properties style:font-name="Times New Roman" officeooo:rsid="00909340"/>
    </style:style>
    <style:style style:name="T49" style:family="text">
      <style:text-properties style:font-name="Times New Roman" officeooo:rsid="009232c2"/>
    </style:style>
    <style:style style:name="T50" style:family="text">
      <style:text-properties style:font-name="Times New Roman" officeooo:rsid="00940e1d"/>
    </style:style>
    <style:style style:name="T51" style:family="text">
      <style:text-properties style:font-name="Times New Roman" officeooo:rsid="00951ddc"/>
    </style:style>
    <style:style style:name="T52" style:family="text">
      <style:text-properties style:font-name="Times New Roman" officeooo:rsid="0095712e"/>
    </style:style>
    <style:style style:name="T53" style:family="text">
      <style:text-properties style:font-name="Times New Roman" officeooo:rsid="0096e468"/>
    </style:style>
    <style:style style:name="T54" style:family="text">
      <style:text-properties style:font-name="Times New Roman" officeooo:rsid="0098def3"/>
    </style:style>
    <style:style style:name="T55" style:family="text">
      <style:text-properties style:font-name="Times New Roman" officeooo:rsid="0099d230"/>
    </style:style>
    <style:style style:name="T56" style:family="text">
      <style:text-properties style:font-name="Times New Roman" officeooo:rsid="009a50b9"/>
    </style:style>
    <style:style style:name="T57" style:family="text">
      <style:text-properties style:font-name="Times New Roman" officeooo:rsid="009cf454"/>
    </style:style>
    <style:style style:name="T58" style:family="text">
      <style:text-properties style:font-name="Times New Roman" officeooo:rsid="009db630"/>
    </style:style>
    <style:style style:name="T59" style:family="text">
      <style:text-properties style:font-name="Times New Roman" officeooo:rsid="009ec779"/>
    </style:style>
    <style:style style:name="T60" style:family="text">
      <style:text-properties style:font-name="Times New Roman" officeooo:rsid="00a17b0e"/>
    </style:style>
    <style:style style:name="T61" style:family="text">
      <style:text-properties style:font-name="Times New Roman" officeooo:rsid="00a189c6"/>
    </style:style>
    <style:style style:name="T62" style:family="text">
      <style:text-properties style:font-name="Times New Roman" officeooo:rsid="00a324c7"/>
    </style:style>
    <style:style style:name="T63" style:family="text">
      <style:text-properties style:font-name="Times New Roman" officeooo:rsid="00a6eb5f"/>
    </style:style>
    <style:style style:name="T64" style:family="text">
      <style:text-properties style:font-name="Times New Roman" officeooo:rsid="00a7209d"/>
    </style:style>
    <style:style style:name="T65" style:family="text">
      <style:text-properties style:font-name="Times New Roman" officeooo:rsid="00a85dce"/>
    </style:style>
    <style:style style:name="T66" style:family="text">
      <style:text-properties style:font-name="Times New Roman" officeooo:rsid="00a9f0f0"/>
    </style:style>
    <style:style style:name="T67" style:family="text">
      <style:text-properties style:font-name="Times New Roman" officeooo:rsid="00aaa0d9"/>
    </style:style>
    <style:style style:name="T68" style:family="text">
      <style:text-properties style:font-name="Times New Roman" officeooo:rsid="00abb885"/>
    </style:style>
    <style:style style:name="T69" style:family="text">
      <style:text-properties style:font-name="Times New Roman" officeooo:rsid="00ac3b90"/>
    </style:style>
    <style:style style:name="T70" style:family="text">
      <style:text-properties style:font-name="Times New Roman" officeooo:rsid="00aebe80"/>
    </style:style>
    <style:style style:name="T71" style:family="text">
      <style:text-properties style:font-name="Times New Roman" officeooo:rsid="00aee8e4"/>
    </style:style>
    <style:style style:name="T72" style:family="text">
      <style:text-properties style:font-name="Times New Roman" officeooo:rsid="00b25f9c"/>
    </style:style>
    <style:style style:name="T73" style:family="text">
      <style:text-properties style:font-name="Times New Roman" officeooo:rsid="00b3e41d"/>
    </style:style>
    <style:style style:name="T74" style:family="text">
      <style:text-properties style:font-name="Times New Roman" officeooo:rsid="00b40df2"/>
    </style:style>
    <style:style style:name="T75" style:family="text">
      <style:text-properties style:font-name="Times New Roman" officeooo:rsid="00b44b36"/>
    </style:style>
    <style:style style:name="T76" style:family="text">
      <style:text-properties style:font-name="Times New Roman" officeooo:rsid="00b55a43"/>
    </style:style>
    <style:style style:name="T77" style:family="text">
      <style:text-properties style:font-name="Times New Roman" officeooo:rsid="00b59d7d"/>
    </style:style>
    <style:style style:name="T78" style:family="text">
      <style:text-properties style:font-name="Times New Roman" officeooo:rsid="00b62adb"/>
    </style:style>
    <style:style style:name="T79" style:family="text">
      <style:text-properties style:font-name="Times New Roman" officeooo:rsid="00b76cbf"/>
    </style:style>
    <style:style style:name="T80" style:family="text">
      <style:text-properties style:font-name="Times New Roman" officeooo:rsid="00b87b93"/>
    </style:style>
    <style:style style:name="T81" style:family="text">
      <style:text-properties style:font-name="Times New Roman" officeooo:rsid="00ba37ee"/>
    </style:style>
    <style:style style:name="T82" style:family="text">
      <style:text-properties style:font-name="Times New Roman" officeooo:rsid="00badd4d"/>
    </style:style>
    <style:style style:name="T83" style:family="text">
      <style:text-properties style:font-name="Times New Roman" officeooo:rsid="00bc1704"/>
    </style:style>
    <style:style style:name="T84" style:family="text">
      <style:text-properties style:font-name="Times New Roman" officeooo:rsid="00bcd6dc"/>
    </style:style>
    <style:style style:name="T85" style:family="text">
      <style:text-properties style:font-name="Times New Roman" officeooo:rsid="00beb808"/>
    </style:style>
    <style:style style:name="T86" style:family="text">
      <style:text-properties style:font-name="Times New Roman" officeooo:rsid="00bf77d5"/>
    </style:style>
    <style:style style:name="T87" style:family="text">
      <style:text-properties style:font-name="Times New Roman" officeooo:rsid="00c164ba"/>
    </style:style>
    <style:style style:name="T88" style:family="text">
      <style:text-properties style:font-name="Times New Roman" officeooo:rsid="00c335a3"/>
    </style:style>
    <style:style style:name="T89" style:family="text">
      <style:text-properties style:font-name="Times New Roman" officeooo:rsid="00c4b382"/>
    </style:style>
    <style:style style:name="T90" style:family="text">
      <style:text-properties style:font-name="Times New Roman" officeooo:rsid="00c621e5"/>
    </style:style>
    <style:style style:name="T91" style:family="text">
      <style:text-properties style:font-name="Times New Roman" officeooo:rsid="00c6c00d"/>
    </style:style>
    <style:style style:name="T92" style:family="text">
      <style:text-properties style:font-name="Times New Roman" officeooo:rsid="00c80bf3"/>
    </style:style>
    <style:style style:name="T93" style:family="text">
      <style:text-properties style:font-name="Times New Roman" officeooo:rsid="00cad730"/>
    </style:style>
    <style:style style:name="T94" style:family="text">
      <style:text-properties style:font-name="Times New Roman" officeooo:rsid="00cc4d7f"/>
    </style:style>
    <style:style style:name="T95" style:family="text">
      <style:text-properties style:font-name="Times New Roman" officeooo:rsid="00cf697e"/>
    </style:style>
    <style:style style:name="T96" style:family="text">
      <style:text-properties style:font-name="Times New Roman" officeooo:rsid="00d134df"/>
    </style:style>
    <style:style style:name="T97" style:family="text">
      <style:text-properties style:font-name="Times New Roman" officeooo:rsid="00d2a2b3"/>
    </style:style>
    <style:style style:name="T98" style:family="text">
      <style:text-properties style:font-name="Times New Roman" officeooo:rsid="00d3a4b1"/>
    </style:style>
    <style:style style:name="T99" style:family="text">
      <style:text-properties style:font-name="Times New Roman" officeooo:rsid="00d3d695"/>
    </style:style>
    <style:style style:name="T100" style:family="text">
      <style:text-properties style:font-name="Times New Roman" officeooo:rsid="00d57df6"/>
    </style:style>
    <style:style style:name="T101" style:family="text">
      <style:text-properties style:font-name="Times New Roman" officeooo:rsid="00d88c71"/>
    </style:style>
    <style:style style:name="T102" style:family="text">
      <style:text-properties style:font-name="Times New Roman" officeooo:rsid="00d9971d"/>
    </style:style>
    <style:style style:name="T103" style:family="text">
      <style:text-properties style:font-name="Times New Roman" officeooo:rsid="00dab9ff"/>
    </style:style>
    <style:style style:name="T104" style:family="text">
      <style:text-properties style:font-name="Times New Roman" officeooo:rsid="00dad75e"/>
    </style:style>
    <style:style style:name="T105" style:family="text">
      <style:text-properties style:font-name="Times New Roman" officeooo:rsid="00dcac88"/>
    </style:style>
    <style:style style:name="T106" style:family="text">
      <style:text-properties style:font-name="Times New Roman" officeooo:rsid="00dee1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PSC 3780</text:p>
      <text:p text:style-name="P1">Project Report</text:p>
      <text:p text:style-name="P1">Written By: Eric Den Haan and Adam Lefaivre</text:p>
      <text:p text:style-name="P3"/>
      <text:p text:style-name="P4"><text:span text:style-name="T2"><text:tab/></text:span><text:span text:style-name="T3">The first decision we had to make for the project was the programming language that we would use. We decided to use Python because of its excellent sockets interface and the ease with which rapid prototyping can be done. We used Python 2.7 in order to ensure that our project would run on the lab computers. We used the Python socket programming tutorial found on the IBM website (</text:span><text:a xlink:type="simple" xlink:href="https://goo.gl/UIdzgx" text:style-name="Internet_20_link" text:visited-style-name="Visited_20_Internet_20_Link">https://goo.gl/UIdzgx</text:a><text:span text:style-name="T1">) to get started understanding the basics. This tutorial came with some good resources for the set-up of UDP client-server systems as well as the fundamental syntax for socket programming using the socket library in Python. With this info in mind we were able to set up the sockets for both the client and server programs, binding them to a port and address. To send and receive messages, we used the </text:span><text:span text:style-name="T7">sendto</text:span><text:span text:style-name="T33"> </text:span><text:span text:style-name="T34">and </text:span><text:span text:style-name="T8">recvfrom</text:span><text:span text:style-name="T34"> </text:span><text:span text:style-name="T35">function calls, in accordance with the fact that we needed to use UDP as the basis for our system. </text:span><text:span text:style-name="T36">We chose to make it possible for the client program to choose which server it wanted to connect to, which meant we had to include the address and port information of each server in each client, but we could have easily just included one server's information in a client program for information hiding purposes. </text:span></text:p>
      <text:p text:style-name="P6"><text:tab/><text:span text:style-name="T4">From there, we wrote the basic skeleton for the client program first. We opted to use a system where the user would first be asked to enter a 10-digit ID number, and would then be presented with three options: press 1 to send a message, pressing 2 to send a get request, and pressing 3 to quit the program. Depending on which option was chosen, a different string would be constructed by the client program. We chose a total message size of 256 bytes as that was the size used in the sample given in the project description. We opted for a <text:s/>maximum message size of 160 characters, in line with the standard size for a text message. We chose to separate each field of the message with “</text:span><text:span text:style-name="T5">/</text:span><text:span text:style-name="T4">” characters, using the python </text:span><text:span text:style-name="T5">split</text:span><text:span text:style-name="T4"> function to break the message apart into a</text:span><text:span text:style-name="T5"> </text:span><text:span text:style-name="T6">list</text:span><text:span text:style-name="T16"> </text:span><text:span text:style-name="T4">on the receiver side. The </text:span><text:span text:style-name="T5">split</text:span><text:span text:style-name="T16"> </text:span><text:span text:style-name="T17">function is handy as the user can specify how many times a string should be split (in our case, it was 4). This allowed us to ensure that </text:span><text:span text:style-name="T16">“</text:span><text:span text:style-name="T5">/</text:span><text:span text:style-name="T16">” </text:span><text:span text:style-name="T17">characters would still be allowed in the message payload. </text:span><text:span text:style-name="T18">The user is first prompted to enter the 10-digit ID of the destination client, </text:span><text:span text:style-name="T19">then the message payload contents. </text:span><text:span text:style-name="T30">Upon receipt of a “</text:span><text:span text:style-name="T31">send” type</text:span><text:span text:style-name="T30"> message, </text:span><text:span text:style-name="T32">the client program calls the </text:span><text:span text:style-name="T16"><text:s/></text:span><text:span text:style-name="T5">split</text:span><text:span text:style-name="T16"> </text:span><text:span text:style-name="T32">function so that it can access the message fields by index, and displays the source and payload fields to the user. </text:span><text:span text:style-name="T30"><text:s/></text:span></text:p>
      <text:p text:style-name="P5"><text:span text:style-name="T19"><text:tab/></text:span><text:span text:style-name="T20">One problem we noted near the end of our project implementation was the need to send multiple get requests from the client in order to receive any forwarded messages. </text:span><text:span text:style-name="T21">This is due to a delay that occurs when the messages must first be forwarded to the correct server before they can then be delivered to that server's client. </text:span><text:span text:style-name="T22">As a solution, we get the client program to send 5 get request messages every time the user opts to receive messages. </text:span><text:span text:style-name="T23">Only if all 5 come back with an empty payload will the client tell the user that there are no messages for it. </text:span><text:span text:style-name="T24">We realize that this may not be an optimal solution but it does work correctly for our purposes. </text:span></text:p>
      <text:p text:style-name="P5"><text:span text:style-name="T25"><text:tab/></text:span><text:span text:style-name="T26">We also needed to implement two extra message types besides send, get, and ack: first, we use a “handshake” message when the client first connects to a server to make the server add the client to its list of clients and servers. </text:span><text:span text:style-name="T27">The second type of message we implemented was a “terminate” message, which tells the server to remove the client from its list of clients and servers. </text:span><text:span text:style-name="T29">This “terminate” message is sent when the user presses option 3 to quit the client program. </text:span><text:span text:style-name="T28">In this way, our list stays as up to date as possible, allowing a smooth flow of messages across the network. </text:span></text:p>
      <text:p text:style-name="P7"><text:soft-page-break/><text:span text:style-name="T37"><text:tab/></text:span><text:span text:style-name="T38">One of the first challenges when developing the basic functionality </text:span><text:span text:style-name="T95">of the server</text:span><text:span text:style-name="T38"> was answering the question of who would take care of sequence numbers. </text:span><text:span text:style-name="T39">We first implemented sequence numbers in the client program but soon realized that this would cause problems w</text:span><text:span text:style-name="T40">hen handling messages within the server. </text:span><text:span text:style-name="T41">As a result we have the server controlling the sequence numbers. We go from 0-99 and then roll the sequence number over to 0 again. </text:span><text:span text:style-name="T42">Each time a “send” type message is processed, the sequence number increments by one. </text:span><text:span text:style-name="T43">Just like in the client program, we made heavy use of the </text:span><text:span text:style-name="T16"><text:s/></text:span><text:span text:style-name="T5">split</text:span><text:span text:style-name="T16"> </text:span><text:span text:style-name="T43">function </text:span><text:span text:style-name="T44">for breaking incoming strings into </text:span><text:span text:style-name="T16">a</text:span><text:span text:style-name="T5"> </text:span><text:span text:style-name="T6">list</text:span><text:span text:style-name="T45"> </text:span><text:span text:style-name="T46">which can be accessed by index. </text:span><text:span text:style-name="T47">In addition, when handling a get request and sending messages to a client, we used the</text:span><text:span text:style-name="T5"> </text:span><text:span text:style-name="T9">join</text:span><text:span text:style-name="T47"> </text:span><text:span text:style-name="T48">function to turn the list back into a string separated by <text:s/></text:span><text:span text:style-name="T16">“</text:span><text:span text:style-name="T5">/</text:span><text:span text:style-name="T16">” </text:span><text:span text:style-name="T48">characters. </text:span><text:span text:style-name="T49">Being able to access message fields by index makes it easy to make decisions about what kind of message is being received and who it is from, etc. </text:span><text:span text:style-name="T50">Each time the program loop runs, we listen for a message and use a series of if statements to </text:span><text:span text:style-name="T51">determine how the incoming message will be processed. </text:span></text:p>
      <text:p text:style-name="P9"><text:span text:style-name="T51"><text:tab/></text:span><text:span text:style-name="T52">The real challenge in implementing the server program came in sharing the client-server list and forwarding messages between servers. </text:span><text:span text:style-name="T53">We </text:span><text:span text:style-name="T54">chose to use </text:span><text:span text:style-name="T55">pairs containing </text:span><text:span text:style-name="T56">a client ID and server IP address for our list. </text:span><text:span text:style-name="T57">To insert these pairs into our list, we wrote a function</text:span><text:span text:style-name="T5"> </text:span><text:span text:style-name="T10">addClient </text:span><text:span text:style-name="T58">which checks </text:span><text:span text:style-name="T59">to see if a client is already in the list attached to a server and, if it is not, inserts it. </text:span><text:span text:style-name="T60">This function is called when a “handshake” type message is received by the server, as well as when a “send” or a “get” type message comes in. </text:span><text:span text:style-name="T61">This ensures that if there is some kind of transmission error with the “handshake” message, we will still add the client eventually. </text:span><text:span text:style-name="T62">A function <text:s/></text:span><text:span text:style-name="T11">deleteClient</text:span><text:span text:style-name="T62"> </text:span><text:span text:style-name="T63">removes a client/server pair from the list when a “terminate” type message is received by the server. </text:span><text:span text:style-name="T64">To send the list, </text:span><text:span text:style-name="T65">we </text:span><text:span text:style-name="T66">construct a string </text:span><text:span text:style-name="T67">using </text:span><text:span text:style-name="T16">“</text:span><text:span text:style-name="T5">/</text:span><text:span text:style-name="T16">” </text:span><text:span text:style-name="T67">characters to separate client and servers within each pair, and </text:span><text:span text:style-name="T16">“</text:span><text:span text:style-name="T5">?</text:span><text:span text:style-name="T16">” </text:span><text:span text:style-name="T67">characters to separate each pair. </text:span><text:span text:style-name="T68">This way, we can still use the <text:s/></text:span><text:span text:style-name="T5">split</text:span><text:span text:style-name="T16"> </text:span><text:span text:style-name="T69">function to create</text:span><text:span text:style-name="T5"> </text:span><text:span text:style-name="T6">list</text:span><text:span text:style-name="T45"> </text:span><text:span text:style-name="T69">tuples on the receiver side. </text:span><text:span text:style-name="T70">Two functions, </text:span><text:span text:style-name="T62"><text:s text:c="2"/></text:span><text:span text:style-name="T12">sendList</text:span><text:span text:style-name="T71"> and</text:span><text:span text:style-name="T62"> <text:s/></text:span><text:span text:style-name="T12">parseList</text:span><text:span text:style-name="T71"> </text:span><text:span text:style-name="T72">handle the </text:span><text:span text:style-name="T73">routing. </text:span><text:span text:style-name="T74">The former </text:span><text:span text:style-name="T75">constructs the string containing the client/server list </text:span><text:span text:style-name="T76">and </text:span><text:span text:style-name="T77">sends it to the i+1 and i-1 servers. We had to ensure to take care of all cases, including where the server's index in the list of servers is 1 and when it is 5 as well as when it is in between. When the server's index </text:span><text:span text:style-name="T78">is 1, it only sends to i+1, and when it is 5 it only sends the list to i-1. This avoids accessing invalid list indices. </text:span><text:span text:style-name="T79">The </text:span><text:span text:style-name="T62"><text:s text:c="2"/></text:span><text:span text:style-name="T12">parseList</text:span><text:span text:style-name="T71"> </text:span><text:span text:style-name="T79">function processes an incoming client/server list string by inserting client/server pairs if new ones are found. </text:span><text:span text:style-name="T80">The question of when to send the list </text:span><text:span text:style-name="T81">was also a challenge. First, we were sending the list every time a “get” or “send” message came in to a server, but later we opted to send the list only when a “handshake” message came in as well as when the </text:span><text:span text:style-name="T10">addClient</text:span><text:span text:style-name="T58"> </text:span><text:span text:style-name="T82">function is called. </text:span><text:span text:style-name="T83">This ensures that we are sending the list only when we need to to avoid clogging up the network with </text:span><text:span text:style-name="T84">client/server lists. </text:span><text:span text:style-name="T85">The server knows when it is receiving a client/server list message by checking to see if the third character in the </text:span><text:span text:style-name="T86">incoming string is a</text:span><text:span text:style-name="T87">n integer. </text:span><text:span text:style-name="T88">This works because n</text:span><text:span text:style-name="T87">one of the other message types will ever have this property. </text:span><text:span text:style-name="T79">The </text:span><text:span text:style-name="T62"><text:s text:c="2"/></text:span><text:span text:style-name="T12">parseList</text:span><text:span text:style-name="T71"> </text:span><text:span text:style-name="T79">function </text:span><text:span text:style-name="T93">also contains a flag which makes sure that there will be no feedback loops when the list </text:span><text:span text:style-name="T94">is being shared around the network.</text:span><text:span text:style-name="T93"> </text:span></text:p>
      <text:p text:style-name="P8"><text:span text:style-name="T87"><text:tab/></text:span><text:span text:style-name="T89">The only function that this list-sharing algorithm could not handle was the cases where a server was losing clients and needed to tell other servers to drop those clients from their client/server lists as well. </text:span><text:span text:style-name="T90">We used a function called <text:s/></text:span><text:span text:style-name="T13">forwardTerminates</text:span><text:span text:style-name="T71"> </text:span><text:span text:style-name="T90">to flood the received terminate message to every other server on the network. </text:span><text:span text:style-name="T91">In addition, to avoid a feedback loop, we set a flag in the payload field of the “terminate” message. </text:span><text:span text:style-name="T92">Once a server received an original “terminate”, it would set the flag to 1, which would tell the servers reading a forwarded “terminate” to not also forward the message.</text:span></text:p>
      <text:p text:style-name="P10"><text:soft-page-break/><text:span text:style-name="T49"><text:tab/></text:span><text:span text:style-name="T96">The final </text:span><text:span text:style-name="T97">functionality we needed to implement was message forwarding between servers. We wrote a function </text:span><text:span text:style-name="T90">called <text:s/></text:span><text:span text:style-name="T13">forwar</text:span><text:span text:style-name="T14">dMessages</text:span><text:span text:style-name="T71"> </text:span><text:span text:style-name="T90">to </text:span><text:span text:style-name="T98">do this. </text:span><text:span text:style-name="T99">If a server received a message destined for a client not in its client/server list, it would add this message to a list </text:span><text:span text:style-name="T90">called <text:s/></text:span><text:span text:style-name="T15">messages_to_forward</text:span><text:span text:style-name="T99">, </text:span><text:span text:style-name="T100">which is distinct from the regular list of messages to deliver to a server's clients. </text:span><text:span text:style-name="T101">At each iteration of the program loop, we send this list of messages to forward if it is not empty. </text:span><text:span text:style-name="T102">The function itself </text:span><text:span text:style-name="T103">iterates through this list, finds the server the client belongs to, and then forwards the message to the correct server. </text:span><text:span text:style-name="T104">Once the message has been forwarded, we remove it from our list of messages to for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0:53:47.412580754</meta:creation-date>
    <meta:editing-duration>PT1H50M2S</meta:editing-duration>
    <meta:editing-cycles>144</meta:editing-cycles>
    <meta:generator>LibreOffice/5.0.3.2$Linux_X86_64 LibreOffice_project/00m0$Build-2</meta:generator>
    <dc:title>Essay Template</dc:title>
    <meta:initial-creator>Eric </meta:initial-creator>
    <dc:date>2016-11-30T12:49:29.251539801</dc:date>
    <dc:creator>Eric </dc:creator>
    <meta:document-statistic meta:table-count="0" meta:image-count="0" meta:object-count="0" meta:page-count="3" meta:paragraph-count="11" meta:word-count="1546" meta:character-count="8701" meta:non-whitespace-character-count="7135"/>
    <meta:template xlink:type="simple" xlink:actuate="onRequest" xlink:title="Essay Template" xlink:href="../../../../../../.config/libreoffice/4/user/template/Essay%20Template1.ott" meta:date="2016-11-30T10:53:47.182451189"/>
  </office:meta>
</office:document-meta>
</file>